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6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8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17cm" svg:x="1.778cm" svg:y="0.508cm">
          <draw:text-box>
            <text:p text:style-name="P1"><text:span text:style-name="T1">HYMN #819</text:span></text:p>
            <text:p text:style-name="P1"><text:span text:style-name="T2">“</text:span><text:span text:style-name="T2">Sing Praise to God, the Highest Go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4.384cm" svg:height="7.011cm" svg:x="1.778cm" svg:y="0.481cm">
          <draw:text-box>
            <text:p text:style-name="P1"><text:span text:style-name="T3">1. </text:span><text:span text:style-name="T4">Sing praise to God, the highest good,</text:span></text:p>
            <text:p text:style-name="P1"><text:span text:style-name="T4">The author of creation,</text:span></text:p>
            <text:p text:style-name="P1"><text:span text:style-name="T4">The God of love who understood</text:span></text:p>
            <text:p text:style-name="P1"><text:span text:style-name="T4">Our need for His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2" draw:layer="layout" svg:width="24.384cm" svg:height="5.321cm" svg:x="1.778cm" svg:y="0.521cm">
          <draw:text-box>
            <text:p text:style-name="P1"><text:span text:style-name="T4">With healing balm our souls He fills</text:span></text:p>
            <text:p text:style-name="P1"><text:span text:style-name="T4">And ev’ry faithless murmur stills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2" draw:layer="layout" svg:width="24.892cm" svg:height="7.112cm" svg:x="1.524cm" svg:y="0.508cm">
          <draw:text-box>
            <text:p text:style-name="P1"><text:span text:style-name="T3">2. </text:span><text:span text:style-name="T4">What God’s almighty pow’r has made,</text:span></text:p>
            <text:p text:style-name="P1"><text:span text:style-name="T4">In mercy He is keeping.</text:span></text:p>
            <text:p text:style-name="P1"><text:span text:style-name="T4">By morning glow or evening shade</text:span></text:p>
            <text:p text:style-name="P1"><text:span text:style-name="T4">His eye is never sleep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2" draw:layer="layout" svg:width="24.384cm" svg:height="5.321cm" svg:x="1.801cm" svg:y="0.598cm">
          <draw:text-box>
            <text:p text:style-name="P1"><text:span text:style-name="T4">Within the kingdom of His might</text:span></text:p>
            <text:p text:style-name="P1"><text:span text:style-name="T4">All things are just and good and right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2" draw:layer="layout" svg:width="24.384cm" svg:height="7.011cm" svg:x="1.896cm" svg:y="0.574cm">
          <draw:text-box>
            <text:p text:style-name="P1"><text:span text:style-name="T3">3. </text:span><text:span text:style-name="T4">We sought the Lord in our distress;</text:span></text:p>
            <text:p text:style-name="P1"><text:span text:style-name="T4">O God, in mercy hear us.</text:span></text:p>
            <text:p text:style-name="P1"><text:span text:style-name="T4">Our Savior saw our helplessness</text:span></text:p>
            <text:p text:style-name="P1"><text:span text:style-name="T4">And came with peace to cheer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2" draw:layer="layout" svg:width="24.384cm" svg:height="5.321cm" svg:x="1.778cm" svg:y="0.552cm">
          <draw:text-box>
            <text:p text:style-name="P1"><text:span text:style-name="T4">For this we thank and praise the Lord,</text:span></text:p>
            <text:p text:style-name="P1"><text:span text:style-name="T4">Who is by one and all adored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2" draw:layer="layout" svg:width="24.384cm" svg:height="7.011cm" svg:x="1.778cm" svg:y="0.434cm">
          <draw:text-box>
            <text:p text:style-name="P1"><text:span text:style-name="T3">4. </text:span><text:span text:style-name="T4">He never shall forsake His flock,</text:span></text:p>
            <text:p text:style-name="P1"><text:span text:style-name="T4">His chosen generation;</text:span></text:p>
            <text:p text:style-name="P1"><text:span text:style-name="T4">He is their refuge and their rock,</text:span></text:p>
            <text:p text:style-name="P1"><text:span text:style-name="T4">Their peace and their salva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2" draw:layer="layout" svg:width="24.384cm" svg:height="5.321cm" svg:x="1.848cm" svg:y="0.521cm">
          <draw:text-box>
            <text:p text:style-name="P1"><text:span text:style-name="T4">As with a mother’s tender hand,</text:span></text:p>
            <text:p text:style-name="P1"><text:span text:style-name="T4">He leads His own, His chosen band:</text:span></text:p>
            <text:p text:style-name="P1"><text:span text:style-name="T4">To God all praise and glo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>
        <draw:frame draw:style-name="gr3" draw:text-style-name="P2" draw:layer="layout" svg:width="24.384cm" svg:height="7.011cm" svg:x="1.824cm" svg:y="0.528cm">
          <draw:text-box>
            <text:p text:style-name="P1"><text:span text:style-name="T3">5. </text:span><text:span text:style-name="T4">All who confess Christ’s holy name,</text:span></text:p>
            <text:p text:style-name="P1"><text:span text:style-name="T4">Give God the praise and glory.</text:span></text:p>
            <text:p text:style-name="P1"><text:span text:style-name="T4">Let all who know His pow’r proclaim</text:span></text:p>
            <text:p text:style-name="P1"><text:span text:style-name="T4">Aloud the wondrous sto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>
        <draw:frame draw:style-name="gr6" draw:text-style-name="P2" draw:layer="layout" svg:width="24.384cm" svg:height="11.901cm" svg:x="1.778cm" svg:y="0.508cm">
          <draw:text-box>
            <text:p text:style-name="P1"><text:span text:style-name="T4">Cast ev’ry idol from its throne,</text:span></text:p>
            <text:p text:style-name="P1"><text:span text:style-name="T4">For God is God, and He alone:</text:span></text:p>
            <text:p text:style-name="P1"><text:span text:style-name="T4">To God all praise and glory!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><text:s text:c="10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0:43:20.205000000</meta:creation-date>
    <dc:date>2019-04-25T11:41:54.894000000</dc:date>
    <meta:editing-duration>PT17M16S</meta:editing-duration>
    <meta:editing-cycles>12</meta:editing-cycles>
    <meta:generator>LibreOffice/6.1.5.2$Windows_X86_64 LibreOffice_project/90f8dcf33c87b3705e78202e3df5142b201bd805</meta:generator>
    <meta:document-statistic meta:object-count="54"/>
  </office:meta>
</office:document-meta>
</file>